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float" office:value="35.871" calcext:value-type="float">
            <text:p>35.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float" office:value="325.127" calcext:value-type="float">
            <text:p>325.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8" calcext:value-type="float">
            <text:p>8</text:p>
          </table:table-cell>
          <table:table-cell office:value-type="float" office:value="1.167" calcext:value-type="float">
            <text:p>1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,3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0" calcext:value-type="float">
            <text:p>10</text:p>
          </table:table-cell>
          <table:table-cell office:value-type="float" office:value="3.921" calcext:value-type="float">
            <text:p>3.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,0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" calcext:value-type="float">
            <text:p>5</text:p>
          </table:table-cell>
          <table:table-cell office:value-type="float" office:value="719" calcext:value-type="float">
            <text:p>7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" calcext:value-type="float">
            <text:p>9</text:p>
          </table:table-cell>
          <table:table-cell office:value-type="float" office:value="6.194" calcext:value-type="float">
            <text:p>6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3,5</text:p>
          </table:table-cell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8" calcext:value-type="float">
            <text:p>8</text:p>
          </table:table-cell>
          <table:table-cell office:value-type="float" office:value="3.657" calcext:value-type="float">
            <text:p>3.657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,7</text:p>
          </table:table-cell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5.658" calcext:value-type="float">
            <text:p>15.658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,1</text:p>
          </table:table-cell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11.248" calcext:value-type="float">
            <text:p>11.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10.652" calcext:value-type="float">
            <text:p>10.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10.603" calcext:value-type="float">
            <text:p>10.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8" calcext:value-type="float">
            <text:p>8</text:p>
          </table:table-cell>
          <table:table-cell office:value-type="float" office:value="4.481" calcext:value-type="float">
            <text:p>4.481</text:p>
          </table:table-cell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9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9" calcext:value-type="float">
            <text:p>9</text:p>
          </table:table-cell>
          <table:table-cell office:value-type="float" office:value="8.644" calcext:value-type="float">
            <text:p>8.64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,6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6"/>
          <table:table-cell office:value-type="float" office:value="31.161" calcext:value-type="float">
            <text:p>31.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0" calcext:value-type="float">
            <text:p>10</text:p>
          </table:table-cell>
          <table:table-cell office:value-type="float" office:value="1.813" calcext:value-type="float">
            <text:p>1.81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5.331" calcext:value-type="float">
            <text:p>15.331</text:p>
          </table:table-cell>
          <table:table-cell office:value-type="float" office:value="976" calcext:value-type="float">
            <text:p>9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,7</text:p>
          </table:table-cell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6"/>
          <table:table-cell office:value-type="float" office:value="203.657" calcext:value-type="float">
            <text:p>203.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6"/>
          <table:table-cell office:value-type="float" office:value="17.924" calcext:value-type="float">
            <text:p>17.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.429" calcext:value-type="float">
            <text:p>3.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274.196" calcext:value-type="float">
            <text:p>274.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float" office:value="2.813" calcext:value-type="float">
            <text:p>2.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float" office:value="1.346" calcext:value-type="float">
            <text:p>1.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1.005" calcext:value-type="float">
            <text:p>31.005</text:p>
          </table:table-cell>
          <table:table-cell office:value-type="float" office:value="1.487" calcext:value-type="float">
            <text:p>1.4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991.134" calcext:value-type="float">
            <text:p>991.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33</meta:creation-date>
    <dc:date>2018-09-02T05:09:44</dc:date>
    <meta:generator>LibreOffice/5.1.6.2$Linux_X86_64 LibreOffice_project/10m0$Build-2</meta:generator>
    <meta:document-statistic meta:table-count="1" meta:cell-count="2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